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496cm"/>
    </style:style>
    <style:style style:name="co1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5.355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3.745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4" style:family="table-cell" style:parent-style-name="Default"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9" table:default-cell-style-name="ce1"/>
        <table:table-row table:style-name="ro1">
          <table:table-cell office:value-type="string">
            <text:p>o0106.fl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</text:p>
          </table:table-cell>
          <table:table-cell/>
          <table:table-cell office:value-type="string">
            <text:p>PS3</text:p>
          </table:table-cell>
          <table:table-cell table:number-columns-repeated="1019"/>
        </table:table-row>
        <table:table-row table:style-name="ro1">
          <table:table-cell office:value-type="string">
            <text:p>+0x0000</text:p>
          </table:table-cell>
          <table:table-cell office:value-type="string">
            <text:p>0x6 string</text:p>
          </table:table-cell>
          <table:table-cell table:number-columns-repeated="2" office:value-type="string">
            <text:p>"FLVER"</text:p>
          </table:table-cell>
          <table:table-cell table:number-columns-repeated="1019"/>
        </table:table-row>
        <table:table-row table:style-name="ro1">
          <table:table-cell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ittle endian</text:p>
          </table:table-cell>
          <table:table-cell office:value-type="string">
            <text:p>"B"ig endian</text:p>
          </table:table-cell>
          <table:table-cell table:number-columns-repeated="1019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table:number-columns-repeated="2" office:value-type="string">
            <text:p>0002000C</text:p>
          </table:table-cell>
          <table:table-cell table:number-columns-repeated="1019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00000440</text:p>
          </table:table-cell>
          <table:table-cell office:value-type="string">
            <text:p>00000480</text:p>
          </table:table-cell>
          <table:table-cell office:value-type="string">
            <text:p>Data offset</text:p>
          </table:table-cell>
          <table:table-cell table:number-columns-repeated="1018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00000FC0</text:p>
          </table:table-cell>
          <table:table-cell office:value-type="string">
            <text:p>00001380</text:p>
          </table:table-cell>
          <table:table-cell office:value-type="string">
            <text:p>Data size</text:p>
          </table:table-cell>
          <table:table-cell table:number-columns-repeated="1018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office:value-type="string">
            <text:p>Hitbox count</text:p>
          </table:table-cell>
          <table:table-cell table:number-columns-repeated="1018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Material count</text:p>
          </table:table-cell>
          <table:table-cell table:number-columns-repeated="1018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Bone count</text:p>
          </table:table-cell>
          <table:table-cell table:number-columns-repeated="1018"/>
        </table:table-row>
        <table:table-row table:style-name="ro1">
          <table:table-cell office:value-type="string">
            <text:p>+0x0020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Mesh count</text:p>
          </table:table-cell>
          <table:table-cell table:number-columns-repeated="1018"/>
        </table:table-row>
        <table:table-row table:style-name="ro1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office:value-type="string">
            <text:p>VertexInfo count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+0x002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+0x0040</text:p>
          </table:table-cell>
          <table:table-cell office:value-type="string">
            <text:p>long</text:p>
          </table:table-cell>
          <table:table-cell table:number-columns-repeated="2"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00000128</text:p>
          </table:table-cell>
          <table:table-cell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00000110</text:p>
          </table:table-cell>
          <table:table-cell office:value-type="string">
            <text:p>08010000</text:p>
          </table:table-cell>
          <table:table-cell table:number-columns-repeated="1019"/>
        </table:table-row>
        <table:table-row table:style-name="ro1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 office:value-type="string">
            <text:p>0000FFFF</text:p>
          </table:table-cell>
          <table:table-cell table:number-columns-repeated="1019"/>
        </table:table-row>
        <table:table-row table:style-name="ro1">
          <table:table-cell office:value-type="string">
            <text:p>+0x005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54</text:p>
          </table:table-cell>
          <table:table-cell/>
          <table:table-cell office:value-type="string">
            <text:p>00000002</text:p>
          </table:table-cell>
          <table:table-cell office:value-type="string">
            <text:p>00000004</text:p>
          </table:table-cell>
          <table:table-cell office:value-type="string">
            <text:p>Faceset count</text:p>
          </table:table-cell>
          <table:table-cell table:number-columns-repeated="1018"/>
        </table:table-row>
        <table:table-row table:style-name="ro1">
          <table:table-cell office:value-type="string">
            <text:p>+0x0058</text:p>
          </table:table-cell>
          <table:table-cell/>
          <table:table-cell table:number-columns-repeated="2" office:value-type="string">
            <text:p>00000002</text:p>
          </table:table-cell>
          <table:table-cell office:value-type="string">
            <text:p>VertexDescriptor count</text:p>
          </table:table-cell>
          <table:table-cell table:number-columns-repeated="1018"/>
        </table:table-row>
        <table:table-row table:style-name="ro1">
          <table:table-cell office:value-type="string">
            <text:p>+0x005C</text:p>
          </table:table-cell>
          <table:table-cell/>
          <table:table-cell table:number-columns-repeated="2" office:value-type="string">
            <text:p>00000000</text:p>
          </table:table-cell>
          <table:table-cell office:value-type="string">
            <text:p>Material parameter count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+0x01C8</text:p>
          </table:table-cell>
          <table:table-cell office:value-type="string">
            <text:p>long</text:p>
          </table:table-cell>
          <table:table-cell table:number-columns-repeated="2"/>
          <table:table-cell office:value-type="string">
            <text:p>Length of vertex data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struct Material</text:p>
          </table:table-cell>
          <table:table-cell table:number-columns-repeated="1022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TD name offset</text:p>
          </table:table-cell>
          <table:table-cell table:number-columns-repeated="1020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MTD data offset</text:p>
          </table:table-cell>
          <table:table-cell table:number-columns-repeated="1020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TGA data offset</text:p>
          </table:table-cell>
          <table:table-cell table:number-columns-repeated="1020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Total data size</text:p>
          </table:table-cell>
          <table:table-cell table:number-columns-repeated="1020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Text end offset</text:p>
          </table:table-cell>
          <table:table-cell table:number-columns-repeated="1020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MG" table:style-name="ta1" table:print="false">
        <table:table-column table:style-name="co6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Unknown flags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file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FF</text:p>
          </table:table-cell>
          <table:table-cell office:value-type="string">
            <text:p>Big Endian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umber of 0xC struct Index entries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Number of valid IDs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Offset of first ID's text offset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C</text:p>
          </table:table-cell>
          <table:table-cell office:value-type="string">
            <text:p>struct 0xC</text:p>
          </table:table-cell>
          <table:table-cell office:value-type="string">
            <text:p>Start of indic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0x4s past index to start lookups 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 first I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alue of last ID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struct INDEX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zer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Offset of PARAM_ST name from start of fi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offsets in index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(+0x4 * (Offsets - 1))</text:p>
          </table:table-cell>
          <table:table-cell table:style-name="ce4" office:value-type="string">
            <text:p>pointer</text:p>
          </table:table-cell>
          <table:table-cell office:value-type="string">
            <text:p>Offset of next index struc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Start of entry offsets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MODEL_PARAM_S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Offset of name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odel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Model index within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Offset of sibpath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EVENT_PARAM_ST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POINT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PARTS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F" table:style-name="ta1" table:print="false">
        <table:table-column table:style-name="co9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0x4 string</text:p>
          </table:table-cell>
          <table:table-cell office:value-type="string">
            <text:p>"TPF"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 after head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textures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, 0x14 byte indic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2</text:p>
          </table:table-cell>
          <table:table-cell office:value-type="string">
            <text:p>Big Endian, 0x20 byte indices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2016-10-20</text:date>, <text:time>13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0M17S</meta:editing-duration>
    <meta:editing-cycles>20</meta:editing-cycles>
    <meta:generator>OpenOffice/4.1.1$Win32 OpenOffice.org_project/411m6$Build-9775</meta:generator>
    <dc:date>2016-10-20T13:59:34.57</dc:date>
    <meta:document-statistic meta:table-count="4" meta:cell-count="314" meta:object-count="0"/>
    <meta:user-defined meta:name="Info 1"/>
    <meta:user-defined meta:name="Info 2"/>
    <meta:user-defined meta:name="Info 3"/>
    <meta:user-defined meta:name="Info 4"/>
  </office:meta>
</office:document-meta>
</file>